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1.8535in"/>
    </style:style>
    <style:style style:name="co4" style:family="table-column">
      <style:table-column-properties fo:break-before="auto" style:column-width="1.7138in"/>
    </style:style>
    <style:style style:name="co5" style:family="table-column">
      <style:table-column-properties fo:break-before="auto" style:column-width="2.095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name-complex="Helvetica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" office:value-type="string">
            <text:p>C16,C17,C20,C21,C26,C50</text:p>
          </table:table-cell>
          <table:table-cell table:style-name="ce1" office:value-type="string">
            <text:p>0.1 uF RM 2.5</text:p>
          </table:table-cell>
          <table:table-cell table:style-name="ce1" office:value-type="string">
            <text:p>Misc. Decoupling capacitor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R3,R7</text:p>
          </table:table-cell>
          <table:table-cell table:style-name="ce1" office:value-type="string">
            <text:p>8.2K</text:p>
          </table:table-cell>
          <table:table-cell table:style-name="ce1" office:value-type="string">
            <text:p>Reference voltage resistor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R2,R4</text:p>
          </table:table-cell>
          <table:table-cell table:style-name="ce1" office:value-type="string">
            <text:p>22K</text:p>
          </table:table-cell>
          <table:table-cell table:style-name="ce1" office:value-type="string">
            <text:p>Signal input resistor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M</text:p>
          </table:table-cell>
          <table:table-cell office:value-type="string">
            <text:p>Sleep pull-up resistor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r5,r6</text:p>
          </table:table-cell>
          <table:table-cell office:value-type="string">
            <text:p>56K</text:p>
          </table:table-cell>
          <table:table-cell office:value-type="string">
            <text:p>Signal feedback resistor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1 uF RM2</text:p>
          </table:table-cell>
          <table:table-cell office:value-type="string">
            <text:p>Charge pump capacitor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c14,c15</text:p>
          </table:table-cell>
          <table:table-cell office:value-type="string">
            <text:p>3.3 uF RM2</text:p>
          </table:table-cell>
          <table:table-cell office:value-type="string">
            <text:p>Signal input capacitor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10 uF 10V</text:p>
          </table:table-cell>
          <table:table-cell office:value-type="string">
            <text:p>5V supply decouplin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9,r10</text:p>
          </table:table-cell>
          <table:table-cell office:value-type="string">
            <text:p>10 ohm 1W</text:p>
          </table:table-cell>
          <table:table-cell office:value-type="string">
            <text:p>Output filter resistor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12,c13</text:p>
          </table:table-cell>
          <table:table-cell office:value-type="string">
            <text:p>0.22 uF</text:p>
          </table:table-cell>
          <table:table-cell office:value-type="string">
            <text:p>Output filter capacitor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22,c25,c27,c28</text:p>
          </table:table-cell>
          <table:table-cell office:value-type="string">
            <text:p>0.47 uF</text:p>
          </table:table-cell>
          <table:table-cell office:value-type="string">
            <text:p>Output filter capacitor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1,l1</text:p>
          </table:table-cell>
          <table:table-cell office:value-type="string">
            <text:p>Inductor 10uH dual</text:p>
          </table:table-cell>
          <table:table-cell office:value-type="string">
            <text:p>Output filter inductor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Fuse holder and fuse</text:p>
          </table:table-cell>
          <table:table-cell office:value-type="string">
            <text:p>Fuse AG2 / 5x15mm / 4A slo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Screw terminal header</text:p>
          </table:table-cell>
          <table:table-cell office:value-type="string">
            <text:p>Speaker connector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Power Jack 2.6 X 5.5mm</text:p>
          </table:table-cell>
          <table:table-cell office:value-type="string">
            <text:p>Power supply jac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5</text:p>
          </table:table-cell>
          <table:table-cell office:value-type="string">
            <text:p>Stereo jack 3.5mm mini</text:p>
          </table:table-cell>
          <table:table-cell office:value-type="string">
            <text:p>Signal jac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j2</text:p>
          </table:table-cell>
          <table:table-cell office:value-type="string">
            <text:p>Header &amp; jumper 2.5mm</text:p>
          </table:table-cell>
          <table:table-cell office:value-type="string">
            <text:p>Sleep and mute jumper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1819</text:p>
          </table:table-cell>
          <table:table-cell office:value-type="string">
            <text:p>1500uF 16V</text:p>
          </table:table-cell>
          <table:table-cell office:value-type="string">
            <text:p>Main supply decouplin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5,d6,d7,d8,d9,d10,d11,d12</text:p>
          </table:table-cell>
          <table:table-cell office:value-type="string">
            <text:p>Diode size SMB Ultra-fast</text:p>
          </table:table-cell>
          <table:table-cell office:value-type="string">
            <text:p>Output clamping diod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Diode size SMC</text:p>
          </table:table-cell>
          <table:table-cell office:value-type="string">
            <text:p>Power supply polarity protectio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6,c7</text:p>
          </table:table-cell>
          <table:table-cell office:value-type="string">
            <text:p>0.1 uF RM 5</text:p>
          </table:table-cell>
          <table:table-cell office:value-type="string">
            <text:p>Decoupling of power suppl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Tripath TA2020</text:p>
          </table:table-cell>
          <table:table-cell office:value-type="string">
            <text:p>Tripath chip amp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3">06/03/2010</text:date>, <text:time>23:0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9:32:02</meta:creation-date>
    <dc:date>2010-06-03T23:00:42</dc:date>
    <meta:editing-duration>PT00H18M20S</meta:editing-duration>
    <meta:editing-cycles>2</meta:editing-cycles>
    <meta:generator>OpenOffice.org/3.2$Unix OpenOffice.org_project/320m12$Build-9483</meta:generator>
    <meta:document-statistic meta:table-count="3" meta:cell-count="110" meta:object-count="0"/>
  </office:meta>
</office:document-meta>
</file>